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color="#000000" draw:fill="solid" draw:fill-color="#000000"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false" fo:min-height="0.526cm" fo:min-width="5.486cm"/>
    </style:style>
    <style:style style:name="gr8" style:family="graphic" style:parent-style-name="standard">
      <style:graphic-properties draw:stroke="none" svg:stroke-color="#000000" draw:fill="none" draw:fill-color="#ffffff" draw:textarea-horizontal-align="left" draw:auto-grow-height="true" draw:auto-grow-width="false" fo:min-height="0.526cm" fo:min-width="2.902cm"/>
    </style:style>
    <style:style style:name="gr9" style:family="graphic" style:parent-style-name="standard">
      <style:graphic-properties draw:stroke="none" svg:stroke-color="#000000" draw:fill="none" draw:fill-color="#ffffff" draw:textarea-horizontal-align="left" draw:auto-grow-height="true" draw:auto-grow-width="false" fo:min-height="0.526cm" fo:min-width="7.1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6pt" style:font-size-asian="16pt" style:font-size-complex="16pt"/>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2pt" style:font-size-asian="22pt" style:font-size-complex="22pt"/>
    </style:style>
    <style:style style:name="T1" style:family="text">
      <style:text-properties fo:font-size="16pt" style:font-size-asian="16pt" style:font-size-complex="16pt"/>
    </style:style>
    <style:style style:name="T2"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office:forms form:automatic-focus="false" form:apply-design-mode="false"/>
        <draw:custom-shape draw:style-name="gr1" draw:text-style-name="P1" draw:layer="layout" svg:width="8.5cm" svg:height="7.9cm" svg:x="1.5cm" svg:y="7.4cm">
          <text:p text:style-name="P5"/>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1.613cm" svg:height="2.5cm" svg:x="6.887cm" svg:y="9.6cm">
          <text:p text:style-name="P5"/>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draw:layer="layout" svg:width="1.612cm" svg:height="2.5cm" svg:x="6.694cm" svg:y="9.8cm">
          <text:p text:style-name="P5"/>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draw:layer="layout" svg:width="1.613cm" svg:height="2.5cm" svg:x="6.5cm" svg:y="10cm">
          <text:p text:style-name="P5"/>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3" draw:text-style-name="P1" draw:id="id8" draw:layer="layout" svg:width="0.433cm" svg:height="0.386cm" svg:x="3.897cm" svg:y="9.456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1" draw:layer="layout" svg:width="0.433cm" svg:height="0.386cm" svg:x="3.897cm" svg:y="10.458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7" draw:layer="layout" svg:width="0.433cm" svg:height="0.386cm" svg:x="5.024cm" svg:y="8.531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4" draw:layer="layout" svg:width="0.434cm" svg:height="0.385cm" svg:x="5.113cm" svg:y="9.842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6" draw:layer="layout" svg:width="0.433cm" svg:height="0.385cm" svg:x="4.937cm" svg:y="11.075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3" draw:layer="layout" svg:width="0.434cm" svg:height="0.385cm" svg:x="4.073cm" svg:y="8.3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2" draw:layer="layout" svg:width="0.434cm" svg:height="0.385cm" svg:x="4.073cm" svg:y="11.615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id="id5" draw:layer="layout" svg:width="0.433cm" svg:height="0.386cm" svg:x="6.064cm" svg:y="9.379cm">
          <text:p text:style-name="P5"/>
          <draw:enhanced-geometry svg:viewBox="0 0 21600 21600" draw:mirror-horizontal="true" draw:mirror-vertical="false" draw:glue-points="10800 0 3160 3160 0 10800 3160 18440 10800 21600 18440 18440 21600 10800 18440 3160" draw:text-areas="3200 3200 18400 18400" draw:type="ellipse"/>
        </draw:custom-shape>
        <draw:connector draw:style-name="gr4" draw:text-style-name="P1" draw:layer="layout" draw:type="line" svg:x1="3.96cm" svg:y1="10.513cm" svg:x2="4.073cm" svg:y2="11.806cm" draw:start-shape="id1" draw:start-glue-point="5" draw:end-shape="id2" draw:end-glue-point="6">
          <text:p text:style-name="P5"/>
        </draw:connector>
        <draw:connector draw:style-name="gr4" draw:text-style-name="P1" draw:layer="layout" draw:type="line" svg:x1="4.073cm" svg:y1="8.491cm" svg:x2="5.175cm" svg:y2="9.897cm" draw:start-shape="id3" draw:start-glue-point="6" draw:end-shape="id4" draw:end-glue-point="5">
          <text:p text:style-name="P5"/>
        </draw:connector>
        <draw:connector draw:style-name="gr4" draw:text-style-name="P1" draw:layer="layout" draw:type="line" svg:x1="6.28cm" svg:y1="9.379cm" svg:x2="5.307cm" svg:y2="11.13cm" draw:start-shape="id5" draw:start-glue-point="4" draw:end-shape="id6" draw:end-glue-point="11">
          <text:p text:style-name="P5"/>
        </draw:connector>
        <draw:connector draw:style-name="gr4" draw:text-style-name="P1" draw:layer="layout" draw:type="line" svg:x1="5.087cm" svg:y1="8.586cm" svg:x2="6.127cm" svg:y2="9.434cm" draw:start-shape="id7" draw:start-glue-point="5" draw:end-shape="id5" draw:end-glue-point="5">
          <text:p text:style-name="P5"/>
        </draw:connector>
        <draw:connector draw:style-name="gr4" draw:text-style-name="P1" draw:layer="layout" draw:type="line" svg:x1="4.267cm" svg:y1="9.785cm" svg:x2="5.175cm" svg:y2="9.897cm" draw:start-shape="id8" draw:start-glue-point="9" draw:end-shape="id4" draw:end-glue-point="5">
          <text:p text:style-name="P5"/>
        </draw:connector>
        <draw:connector draw:style-name="gr4" draw:text-style-name="P1" draw:layer="layout" draw:type="line" svg:x1="4.267cm" svg:y1="10.787cm" svg:x2="5cm" svg:y2="11.13cm" draw:start-shape="id1" draw:start-glue-point="9" draw:end-shape="id6" draw:end-glue-point="5">
          <text:p text:style-name="P5"/>
        </draw:connector>
        <draw:connector draw:style-name="gr4" draw:text-style-name="P1" draw:layer="layout" draw:type="line" svg:x1="4.267cm" svg:y1="10.787cm" svg:x2="4.443cm" svg:y2="8.628cm" draw:start-shape="id1" draw:start-glue-point="9" draw:end-shape="id3" draw:end-glue-point="9">
          <text:p text:style-name="P5"/>
        </draw:connector>
        <draw:line draw:style-name="gr4" draw:text-style-name="P1" draw:layer="layout" svg:x1="6.8cm" svg:y1="10.9cm" svg:x2="7.8cm" svg:y2="10.9cm">
          <text:p text:style-name="P5"/>
        </draw:line>
        <draw:line draw:style-name="gr4" draw:text-style-name="P1" draw:layer="layout" svg:x1="6.8cm" svg:y1="11.1cm" svg:x2="7.8cm" svg:y2="11.1cm">
          <text:p text:style-name="P5"/>
        </draw:line>
        <draw:connector draw:style-name="gr4" draw:text-style-name="P1" draw:layer="layout" draw:type="line" svg:x1="6.827cm" svg:y1="11.77cm" svg:x2="7.757cm" svg:y2="11.77cm">
          <text:p text:style-name="P5"/>
        </draw:connector>
        <draw:line draw:style-name="gr4" draw:text-style-name="P1" draw:layer="layout" svg:x1="6.8cm" svg:y1="10.7cm" svg:x2="7.8cm" svg:y2="10.7cm">
          <text:p text:style-name="P5"/>
        </draw:line>
        <draw:line draw:style-name="gr4" draw:text-style-name="P1" draw:layer="layout" svg:x1="6.8cm" svg:y1="11.3cm" svg:x2="7.8cm" svg:y2="11.3cm">
          <text:p text:style-name="P5"/>
        </draw:line>
        <draw:connector draw:style-name="gr4" draw:text-style-name="P1" draw:layer="layout" draw:type="line" svg:x1="6.827cm" svg:y1="11.57cm" svg:x2="7.757cm" svg:y2="11.57cm">
          <text:p text:style-name="P5"/>
        </draw:connector>
        <draw:custom-shape draw:style-name="gr5" draw:text-style-name="P3" draw:layer="layout" svg:width="3cm" svg:height="1.5cm" svg:x="2.9cm" svg:y="12.3cm">
          <text:p text:style-name="P2"><text:span text:style-name="T1">Last Update</text:span></text:p>
          <text:p text:style-name="P2"><text:span text:style-name="T1">08/07/2008</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4.3cm" svg:height="8.9cm" svg:x="12.7cm" svg:y="6.9cm">
          <text:p text:style-name="P4">Ações</text:p>
          <text:p text:style-name="P4"/>
          <text:p text:style-name="P4"/>
          <text:p text:style-name="P4">Ferramentas</text:p>
          <text:p text:style-name="P4"/>
          <text:p text:style-name="P4"/>
          <text:p text:style-name="P4">Recursos</text:p>
          <text:p text:style-name="P4"/>
          <text:p text:style-name="P4"/>
          <text:p text:style-name="P4">Guias</text:p>
          <text:p text:style-name="P4"/>
          <text:p text:style-name="P4"/>
          <draw:enhanced-geometry svg:viewBox="0 0 21600 21600" draw:mirror-horizontal="false" draw:mirror-vertical="false" draw:type="rectangle" draw:enhanced-path="M 0 0 L 21600 0 21600 21600 0 21600 0 0 Z N"/>
        </draw:custom-shape>
        <draw:line draw:style-name="gr6" draw:text-style-name="P1" draw:layer="layout" svg:x1="13.1cm" svg:y1="7.8cm" svg:x2="13.1cm" svg:y2="8.9cm">
          <text:p text:style-name="P5"/>
        </draw:line>
        <draw:line draw:style-name="gr6" draw:text-style-name="P1" draw:layer="layout" svg:x1="13.1cm" svg:y1="8.1cm" svg:x2="14.1cm" svg:y2="8.1cm">
          <text:p text:style-name="P5"/>
        </draw:line>
        <draw:line draw:style-name="gr6" draw:text-style-name="P1" draw:layer="layout" svg:x1="13.1cm" svg:y1="8.3cm" svg:x2="14.1cm" svg:y2="8.3cm">
          <text:p text:style-name="P5"/>
        </draw:line>
        <draw:line draw:style-name="gr6" draw:text-style-name="P1" draw:layer="layout" svg:x1="13.1cm" svg:y1="8.5cm" svg:x2="14.1cm" svg:y2="8.5cm">
          <text:p text:style-name="P5"/>
        </draw:line>
        <draw:line draw:style-name="gr6" draw:text-style-name="P1" draw:layer="layout" svg:x1="13.1cm" svg:y1="8.7cm" svg:x2="14.1cm" svg:y2="8.7cm">
          <text:p text:style-name="P5"/>
        </draw:line>
        <draw:line draw:style-name="gr6" draw:text-style-name="P1" draw:layer="layout" svg:x1="13.1cm" svg:y1="8.9cm" svg:x2="14.1cm" svg:y2="8.9cm">
          <text:p text:style-name="P5"/>
        </draw:line>
        <draw:line draw:style-name="gr6" draw:text-style-name="P1" draw:layer="layout" svg:x1="13.1cm" svg:y1="14.3cm" svg:x2="13.1cm" svg:y2="15.4cm">
          <text:p text:style-name="P5"/>
        </draw:line>
        <draw:line draw:style-name="gr6" draw:text-style-name="P1" draw:layer="layout" svg:x1="13.1cm" svg:y1="14.6cm" svg:x2="14.1cm" svg:y2="14.6cm">
          <text:p text:style-name="P5"/>
        </draw:line>
        <draw:line draw:style-name="gr6" draw:text-style-name="P1" draw:layer="layout" svg:x1="13.1cm" svg:y1="14.8cm" svg:x2="14.1cm" svg:y2="14.8cm">
          <text:p text:style-name="P5"/>
        </draw:line>
        <draw:line draw:style-name="gr6" draw:text-style-name="P1" draw:layer="layout" svg:x1="13.1cm" svg:y1="15cm" svg:x2="14.1cm" svg:y2="15cm">
          <text:p text:style-name="P5"/>
        </draw:line>
        <draw:line draw:style-name="gr6" draw:text-style-name="P1" draw:layer="layout" svg:x1="13.1cm" svg:y1="15.2cm" svg:x2="14.1cm" svg:y2="15.2cm">
          <text:p text:style-name="P5"/>
        </draw:line>
        <draw:line draw:style-name="gr6" draw:text-style-name="P1" draw:layer="layout" svg:x1="13.1cm" svg:y1="15.4cm" svg:x2="14.1cm" svg:y2="15.4cm">
          <text:p text:style-name="P5"/>
        </draw:line>
        <draw:line draw:style-name="gr6" draw:text-style-name="P1" draw:layer="layout" svg:x1="13.1cm" svg:y1="10.1cm" svg:x2="13.1cm" svg:y2="11.2cm">
          <text:p text:style-name="P5"/>
        </draw:line>
        <draw:line draw:style-name="gr6" draw:text-style-name="P1" draw:layer="layout" svg:x1="13.1cm" svg:y1="10.4cm" svg:x2="14.1cm" svg:y2="10.4cm">
          <text:p text:style-name="P5"/>
        </draw:line>
        <draw:line draw:style-name="gr6" draw:text-style-name="P1" draw:layer="layout" svg:x1="13.1cm" svg:y1="10.6cm" svg:x2="14.1cm" svg:y2="10.6cm">
          <text:p text:style-name="P5"/>
        </draw:line>
        <draw:line draw:style-name="gr6" draw:text-style-name="P1" draw:layer="layout" svg:x1="13.1cm" svg:y1="10.8cm" svg:x2="14.1cm" svg:y2="10.8cm">
          <text:p text:style-name="P5"/>
        </draw:line>
        <draw:line draw:style-name="gr6" draw:text-style-name="P1" draw:layer="layout" svg:x1="13.1cm" svg:y1="11cm" svg:x2="14.1cm" svg:y2="11cm">
          <text:p text:style-name="P5"/>
        </draw:line>
        <draw:line draw:style-name="gr6" draw:text-style-name="P1" draw:layer="layout" svg:x1="13.1cm" svg:y1="11.2cm" svg:x2="14.1cm" svg:y2="11.2cm">
          <text:p text:style-name="P5"/>
        </draw:line>
        <draw:line draw:style-name="gr6" draw:text-style-name="P1" draw:layer="layout" svg:x1="13.1cm" svg:y1="12.1cm" svg:x2="13.1cm" svg:y2="13.2cm">
          <text:p text:style-name="P5"/>
        </draw:line>
        <draw:line draw:style-name="gr6" draw:text-style-name="P1" draw:layer="layout" svg:x1="13.1cm" svg:y1="12.4cm" svg:x2="14.1cm" svg:y2="12.4cm">
          <text:p text:style-name="P5"/>
        </draw:line>
        <draw:line draw:style-name="gr6" draw:text-style-name="P1" draw:layer="layout" svg:x1="13.1cm" svg:y1="12.6cm" svg:x2="14.1cm" svg:y2="12.6cm">
          <text:p text:style-name="P5"/>
        </draw:line>
        <draw:line draw:style-name="gr6" draw:text-style-name="P1" draw:layer="layout" svg:x1="13.1cm" svg:y1="12.8cm" svg:x2="14.1cm" svg:y2="12.8cm">
          <text:p text:style-name="P5"/>
        </draw:line>
        <draw:line draw:style-name="gr6" draw:text-style-name="P1" draw:layer="layout" svg:x1="13.1cm" svg:y1="13cm" svg:x2="14.1cm" svg:y2="13cm">
          <text:p text:style-name="P5"/>
        </draw:line>
        <draw:line draw:style-name="gr6" draw:text-style-name="P1" draw:layer="layout" svg:x1="13.1cm" svg:y1="13.2cm" svg:x2="14.1cm" svg:y2="13.2cm">
          <text:p text:style-name="P5"/>
        </draw:line>
        <draw:custom-shape draw:style-name="gr2" draw:text-style-name="P1" draw:layer="layout" svg:width="2.7cm" svg:height="0.5cm" svg:x="9.3cm" svg:y="14.5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2.7cm" svg:height="0.5cm" svg:x="9.3cm" svg:y="7.7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3cm" svg:height="3.5cm" svg:x="21.1cm" svg:y="9.2cm">
          <text:p text:style-name="P5"/>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layer="layout" svg:width="2.7cm" svg:height="0.5cm" svg:x="17.8cm" svg:y="11cm">
          <text:p text:style-name="P5"/>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7.491cm" svg:height="1.119cm" svg:x="2.391cm" svg:y="5.538cm">
          <draw:text-box>
            <text:p text:style-name="P5"><text:span text:style-name="T2">Informações da web</text:span></text:p>
          </draw:text-box>
        </draw:frame>
        <draw:frame draw:style-name="gr8" draw:text-style-name="P6" draw:layer="layout" svg:width="4.257cm" svg:height="1.119cm" svg:x="12.6cm" svg:y="5.5cm">
          <draw:text-box>
            <text:p text:style-name="P5"><text:span text:style-name="T2">Taxonomia</text:span></text:p>
          </draw:text-box>
        </draw:frame>
        <draw:frame draw:style-name="gr9" draw:text-style-name="P6" draw:layer="layout" svg:width="9.574cm" svg:height="1.119cm" svg:x="17.707cm" svg:y="5.5cm">
          <draw:text-box>
            <text:p text:style-name="P5"><text:span text:style-name="T2">Evidenciação do process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João Freitas</meta:initial-creator>
    <meta:creation-date>2008-03-19T00:01:07</meta:creation-date>
    <dc:creator>João Freitas</dc:creator>
    <dc:date>2008-05-02T13:53:00</dc:date>
    <meta:editing-cycles>3</meta:editing-cycles>
    <meta:editing-duration>PT28M33S</meta:editing-duration>
    <meta:user-defined meta:name="Info 1"/>
    <meta:user-defined meta:name="Info 2"/>
    <meta:user-defined meta:name="Info 3"/>
    <meta:user-defined meta:name="Info 4"/>
    <meta:document-statistic meta:object-count="58"/>
  </office:meta>
</office:document-meta>
</file>